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6ada5" officeooo:paragraph-rsid="0006ada5"/>
    </style:style>
    <style:style style:name="P2" style:family="paragraph" style:parent-style-name="Text_20_body">
      <style:text-properties officeooo:rsid="00079098" officeooo:paragraph-rsid="00079098"/>
    </style:style>
    <style:style style:name="P3" style:family="paragraph" style:parent-style-name="Text_20_body">
      <style:text-properties officeooo:rsid="00086cba" officeooo:paragraph-rsid="00086cba"/>
    </style:style>
    <style:style style:name="P4" style:family="paragraph" style:parent-style-name="Text_20_body">
      <style:text-properties officeooo:rsid="00086cba" officeooo:paragraph-rsid="000a54fa"/>
    </style:style>
    <style:style style:name="P5" style:family="paragraph" style:parent-style-name="Text_20_body">
      <style:text-properties officeooo:rsid="000c11f3" officeooo:paragraph-rsid="000c11f3"/>
    </style:style>
    <style:style style:name="P6" style:family="paragraph" style:parent-style-name="Text_20_body">
      <style:text-properties fo:font-weight="bold" officeooo:rsid="000f2417" officeooo:paragraph-rsid="00112042" style:font-weight-asian="bold" style:font-weight-complex="bold"/>
    </style:style>
    <style:style style:name="P7" style:family="paragraph" style:parent-style-name="Text_20_body">
      <style:text-properties fo:font-weight="bold" officeooo:rsid="00112042" officeooo:paragraph-rsid="00112042" style:font-weight-asian="bold" style:font-weight-complex="bold"/>
    </style:style>
    <style:style style:name="P8" style:family="paragraph" style:parent-style-name="Text_20_body">
      <style:text-properties fo:font-weight="normal" officeooo:rsid="00112042" officeooo:paragraph-rsid="00112042" style:font-weight-asian="normal" style:font-weight-complex="normal"/>
    </style:style>
    <style:style style:name="P9" style:family="paragraph" style:parent-style-name="Text_20_body" style:list-style-name="L1">
      <style:text-properties fo:font-weight="normal" officeooo:rsid="00112042" officeooo:paragraph-rsid="00112042" style:font-weight-asian="normal" style:font-weight-complex="normal"/>
    </style:style>
    <style:style style:name="P10" style:family="paragraph" style:parent-style-name="Text_20_body" style:list-style-name="L1">
      <style:text-properties fo:font-weight="normal" officeooo:rsid="0011628d" officeooo:paragraph-rsid="0011628d" style:font-weight-asian="normal" style:font-weight-complex="normal"/>
    </style:style>
    <style:style style:name="P11" style:family="paragraph" style:parent-style-name="Text_20_body">
      <style:text-properties fo:font-weight="normal" officeooo:rsid="0012f92e" officeooo:paragraph-rsid="0012f92e" style:font-weight-asian="normal" style:font-weight-complex="normal"/>
    </style:style>
    <style:style style:name="P12" style:family="paragraph" style:parent-style-name="Text_20_body" style:list-style-name="L4">
      <style:text-properties officeooo:rsid="00086cba" officeooo:paragraph-rsid="00086cba"/>
    </style:style>
    <style:style style:name="P13" style:family="paragraph" style:parent-style-name="Text_20_body" style:list-style-name="L5">
      <style:text-properties officeooo:rsid="000c11f3" officeooo:paragraph-rsid="000c11f3"/>
    </style:style>
    <style:style style:name="P14" style:family="paragraph" style:parent-style-name="Text_20_body">
      <style:text-properties officeooo:rsid="000c11f3" officeooo:paragraph-rsid="000c11f3"/>
    </style:style>
    <style:style style:name="P15" style:family="paragraph" style:parent-style-name="Text_20_body">
      <style:text-properties officeooo:rsid="0012f92e" officeooo:paragraph-rsid="0012f92e"/>
    </style:style>
    <style:style style:name="P16" style:family="paragraph" style:parent-style-name="Text_20_body" style:list-style-name="L6">
      <style:text-properties officeooo:rsid="0012f92e" officeooo:paragraph-rsid="0012f92e"/>
    </style:style>
    <style:style style:name="P17" style:family="paragraph" style:parent-style-name="Text_20_body" style:list-style-name="L7">
      <style:text-properties officeooo:rsid="0012f92e" officeooo:paragraph-rsid="0012f92e"/>
    </style:style>
    <style:style style:name="P18" style:family="paragraph" style:parent-style-name="Text_20_body" style:list-style-name="L7">
      <style:text-properties officeooo:rsid="0012f92e" officeooo:paragraph-rsid="001450f9"/>
    </style:style>
    <style:style style:name="P19" style:family="paragraph" style:parent-style-name="Text_20_body">
      <style:text-properties officeooo:paragraph-rsid="0012f92e"/>
    </style:style>
    <style:style style:name="P20" style:family="paragraph" style:parent-style-name="Text_20_body" style:list-style-name="L7">
      <style:text-properties officeooo:rsid="001450f9" officeooo:paragraph-rsid="001450f9"/>
    </style:style>
    <style:style style:name="P21" style:family="paragraph" style:parent-style-name="Text_20_body">
      <style:text-properties officeooo:rsid="0015a1ee" officeooo:paragraph-rsid="0015a1ee"/>
    </style:style>
    <style:style style:name="P22" style:family="paragraph" style:parent-style-name="Text_20_body" style:list-style-name="L2">
      <style:paragraph-properties fo:margin-top="0in" fo:margin-bottom="0.1in" style:contextual-spacing="true"/>
      <style:text-properties officeooo:rsid="00086cba" officeooo:paragraph-rsid="00086cba"/>
    </style:style>
    <style:style style:name="P23" style:family="paragraph" style:parent-style-name="Text_20_body" style:list-style-name="L3">
      <style:paragraph-properties fo:margin-top="0in" fo:margin-bottom="0.1in" style:contextual-spacing="true"/>
      <style:text-properties officeooo:rsid="00086cba" officeooo:paragraph-rsid="00086cba"/>
    </style:style>
    <style:style style:name="P24" style:family="paragraph" style:parent-style-name="Text_20_body">
      <style:paragraph-properties fo:margin-top="0in" fo:margin-bottom="0.1in" style:contextual-spacing="true"/>
      <style:text-properties style:font-name="Courier New" officeooo:rsid="0012f92e" officeooo:paragraph-rsid="0012f92e"/>
    </style:style>
    <style:style style:name="P25" style:family="paragraph" style:parent-style-name="Heading_20_1">
      <style:text-properties officeooo:rsid="0005fa11" officeooo:paragraph-rsid="0005fa11"/>
    </style:style>
    <style:style style:name="P26" style:family="paragraph" style:parent-style-name="Heading_20_2">
      <style:text-properties officeooo:rsid="00079098" officeooo:paragraph-rsid="00079098"/>
    </style:style>
    <style:style style:name="P27" style:family="paragraph" style:parent-style-name="Heading_20_2">
      <style:text-properties officeooo:rsid="000c11f3" officeooo:paragraph-rsid="000c11f3"/>
    </style:style>
    <style:style style:name="P28" style:family="paragraph" style:parent-style-name="Heading_20_2">
      <style:text-properties officeooo:rsid="0012f92e" officeooo:paragraph-rsid="0012f92e"/>
    </style:style>
    <style:style style:name="T1" style:family="text">
      <style:text-properties officeooo:rsid="00086cba"/>
    </style:style>
    <style:style style:name="T2" style:family="text">
      <style:text-properties officeooo:rsid="000a54fa"/>
    </style:style>
    <style:style style:name="T3" style:family="text">
      <style:text-properties officeooo:rsid="000d9d4a"/>
    </style:style>
    <style:style style:name="T4" style:family="text">
      <style:text-properties fo:font-weight="normal" style:font-weight-asian="normal" style:font-weight-complex="normal"/>
    </style:style>
    <style:style style:name="T5" style:family="text">
      <style:text-properties fo:font-weight="normal" officeooo:rsid="00112042" style:font-weight-asian="normal" style:font-weight-complex="normal"/>
    </style:style>
    <style:style style:name="T6" style:family="text">
      <style:text-properties fo:font-weight="normal" officeooo:rsid="00086cba" style:font-weight-asian="normal" style:font-weight-complex="normal"/>
    </style:style>
    <style:style style:name="T7" style:family="text">
      <style:text-properties officeooo:rsid="0011628d"/>
    </style:style>
    <style:style style:name="T8" style:family="text">
      <style:text-properties officeooo:rsid="0012f92e"/>
    </style:style>
    <style:style style:name="T9" style:family="text">
      <style:text-properties officeooo:rsid="001450f9"/>
    </style:style>
    <style:style style:name="T10" style:family="text">
      <style:text-properties officeooo:rsid="0015a1e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IBX Strings and Character Set Handling</text:h>
      <text:p text:style-name="P1">A Firebird Database can specify a wide range of character sets for character and text mode blob columns. A client application can choose to read each column in its native character set or to have the Firebird Client library transliterate on its behalf. For example, adding:</text:p>
      <text:p text:style-name="P1">lc_ctype=UTF8</text:p>
      <text:p text:style-name="P1">to a TIBDatabase's params property will cause all character data (other than character set 'none' or 'octetstring') to be transliterated into UTF8, <text:span text:style-name="T3">regardless of the column's defined character set.</text:span></text:p>
      <text:p text:style-name="P1">For most applications, this is probably the easiest way to handle multiple character sets. However, some more specialist applications may need to have access to native character set encoding.</text:p>
      <text:p text:style-name="P2">From release 1.4.0, IBX provides the encoded character set width and character set name of each character mode column. <text:span text:style-name="T3">It also uses this to compute the correct byte size for the field buffer without having to oversize the field's display width.</text:span></text:p>
      <text:p text:style-name="P6">FPC 3.0.0 onwards.<text:span text:style-name="T4"> FPC 3.0.0 introduces AnsiStrings with the codepage as a property of the string </text:span><text:span text:style-name="T5">(see </text:span><text:a xlink:type="simple" xlink:href="http://wiki.freepascal.org/FPC_Unicode_support#DefaultSystemCodePage"><text:span text:style-name="T5">http://wiki.freepascal.org/FPC_Unicode_support#DefaultSystemCodePage</text:span></text:a><text:span text:style-name="T5">)</text:span><text:span text:style-name="T4">. From release 1.4.1 onwards:</text:span></text:p>
      <text:list xml:id="list2094525505902662966" text:style-name="L1">
        <text:list-item>
          <text:p text:style-name="P9">TIBStringField.AsString and TIBMemoField.AsString <text:span text:style-name="T7">will always transliterate characters to UTF8 regardless of the setting of the lc_ctype under the field's character set is “NONE” or “OCTETSTRING”. This is because the LCL can only correctly handle UTF8.</text:span></text:p>
        </text:list-item>
        <text:list-item>
          <text:p text:style-name="P9">Assigning to TIBStringField.AsString and TIBMemoField.AsString will now result in transliteration to the code page specified for the Firebird driver if the assigned string has a different code page.</text:p>
        </text:list-item>
        <text:list-item>
          <text:p text:style-name="P10">TIBSQL Fields and Params “AsString” property will always return a string in the character set used by Firebird for the field. When assigned to, the string will be transliterated to the Firebird Field's character set if necessary.</text:p>
        </text:list-item>
      </text:list>
      <text:p text:style-name="P11">However, there are exceptions to the above that apply to Blob fields with a sub type of 1 (text). This is <text:a xlink:type="simple" xlink:href="#1.3.Blob Strings|outline">discussed below</text:a>.</text:p>
      <text:p text:style-name="P8">There is also a new TIBDatabase property UseDefaultSystemCodePage. When this is set to true, any hardcoded lc_ctype is ignored and IBX will choose the lc_ctype that best matches the DefaultSystemCodePage. </text:p>
      <text:p text:style-name="P8">Unless you have specialist string handling requirements, <text:span text:style-name="T7">an lc-ctype of UTF8 is probably the best choice for Lazarus</text:span>.</text:p>
      <text:h text:style-name="P26" text:outline-level="2">The Theory</text:h>
      <text:p text:style-name="P2">The TDataSet model demands that a dataset provides information about its column types in a TFieldDefs collection, comprising a TFieldDef for each column identifying its type, column name and other useful information. This is used, for example, by the Lazarus IDE's Fields Editor to create a list of dataset fields. Selecting a field name in the Object Inspector also uses the field defs.</text:p>
      <text:p text:style-name="P2"><text:soft-page-break/>IBX subclasses the TFieldDef to create its own extended field def (TIBFieldDef). This contains the Character Set Name and Character Set Size for string and memo type fields, where the Character Set Size is a number in the range 1..4 that gives the maximum number of bytes in which a character can be encoded. <text:span text:style-name="T2">For example, </text:span>UTF8 has a character set size of 4.</text:p>
      <text:p text:style-name="P4">The TFieldDef is also used when dataset is opened <text:s/><text:span text:style-name="T2">and </text:span>the Field objects are created, or associated with fields added to a form by the IDE's Fields Editor. In IBX, instead of the standard field types for text fields, subclassed versions are used to provide the extended information. These are:</text:p>
      <text:list xml:id="list8476744527164832420" text:style-name="L2">
        <text:list-item>
          <text:p text:style-name="P22">TIBStringField</text:p>
        </text:list-item>
        <text:list-item>
          <text:p text:style-name="P22">TIBMemoField</text:p>
        </text:list-item>
      </text:list>
      <text:p text:style-name="P3">These all have the additional properties:</text:p>
      <text:list xml:id="list8714258207872493246" text:style-name="L3">
        <text:list-item>
          <text:p text:style-name="P23">CharacterSetName</text:p>
        </text:list-item>
        <text:list-item>
          <text:p text:style-name="P23">CharacterSetSize</text:p>
        </text:list-item>
      </text:list>
      <text:p text:style-name="P3">which, respectively, provide the Character Set Name and Size for the text string. The application may then process them accordingly. </text:p>
      <text:p text:style-name="P3">These field types also adjust the field size so that it returns the character width in the column <text:span text:style-name="T2">multiplied</text:span> by the character set size, while the DisplayWidth property should always return the character width of the column. This should ensure that the appropriate buffer size is allocated for the column whilst avoiding oversizing the DisplayWidth (and thus making automatic TDBGrid columns too wide).</text:p>
      <text:p text:style-name="P3">The Memo Field types also have a new published boolean property:</text:p>
      <text:list xml:id="list8398306209550672479" text:style-name="L4">
        <text:list-item>
          <text:p text:style-name="P12">DisplayTextAsClassName</text:p>
        </text:list-item>
      </text:list>
      <text:p text:style-name="P4">This defaults to false. </text:p>
      <text:p text:style-name="P4">When true, the field's DisplayText property returns the text content of the field truncated to the DisplayWidth (number of characters to be displayed).</text:p>
      <text:p text:style-name="P3">For IBX Memo Fields, the DisplayWidth defaults to 128 characters. If this is overridden and set to zero, then the DisplayText is not truncated.</text:p>
      <text:p text:style-name="P3">On the other hand, if the DisplayTextAsClassName is false, then the inherited behaviour is used and the DisplayText returns the classname in square brackets. The DisplayWidth is the inherited default (currently 10).</text:p>
      <text:p text:style-name="P7">FPC 3.0.0 onwards<text:span text:style-name="T4">. </text:span><text:span text:style-name="T6">TIBStringField </text:span><text:span text:style-name="T4">and </text:span><text:span text:style-name="T6">TIBMemoField </text:span><text:span text:style-name="T4">also have a CodePage” property. This gives the code page used for the string returned by the “AsString” property.</text:span></text:p>
      <text:h text:style-name="P27" text:outline-level="2">In Practice</text:h>
      <text:p text:style-name="P5">New applications using IBX should just work “out of the box” as regards character set handling and, in most cases, you will have little need to understand the above unless you are having to process the character set type information for each column.</text:p>
      <text:p text:style-name="P5">Existing applications should continue to work without a problem. However:</text:p>
      <text:list xml:id="list2584824927337884659" text:style-name="L5">
        <text:list-item>
          <text:p text:style-name="P13"><text:soft-page-break/>If you want to make use of the correct DisplayWidth, or</text:p>
        </text:list-item>
        <text:list-item>
          <text:p text:style-name="P13">If you want the original behaviour of <text:span text:style-name="T1">DisplayTextAsClassName, </text:span>or</text:p>
        </text:list-item>
        <text:list-item>
          <text:p text:style-name="P13">You want to <text:s/>process the character set type information for each column</text:p>
        </text:list-item>
        <text:list-item>
          <text:p text:style-name="P13">And you have used the IDE Field's Edit<text:span text:style-name="T3">or</text:span> to create field objects as part of a form</text:p>
        </text:list-item>
      </text:list>
      <text:p text:style-name="P5">then you will need use the Fields Editor to remove the existing field object for each affected text field and to add it back again. This will create a field object using the new IBX subclassed field type. You may then make use of the extended properties.</text:p>
      <text:h text:style-name="P28" text:outline-level="2">Blob Strings</text:h>
      <text:p text:style-name="P15">Blob Strings are declared as Blobs with a sub type of 1. For example:</text:p>
      <text:p text:style-name="P24">Create Table …</text:p>
      <text:p text:style-name="P24"><text:s text:c="2"/>BigText Blob sub type 1 Character Set WIN1252,</text:p>
      <text:p text:style-name="P24">…..</text:p>
      <text:p text:style-name="P24">);</text:p>
      <text:p text:style-name="P19"><text:span text:style-name="T8">This type of Blob is intended to hold text data and, in the above example, the character set is declared to be WIN1252. IBX will try to manage the character encoding for you. However, there are limitations:</text:span></text:p>
      <text:list xml:id="list8269154960720342241" text:style-name="L6">
        <text:list-item>
          <text:p text:style-name="P16">When a Blob is used as a query parameter (e.g. to set a field in an update query) the character set defined for the blob is not provided by the Firebird API.</text:p>
        </text:list-item>
        <text:list-item>
          <text:p text:style-name="P16">When a Blob is used as a parameter or result of a Stored Procedure then the character set defined for the blob is not provided by the Firebird API.</text:p>
        </text:list-item>
      </text:list>
      <text:p text:style-name="P15">In these cases, IBX assumes Charset set zero (i.e. none) and the user must ensure that the the code page used is appropriate for the blob.</text:p>
      <text:p text:style-name="P15">This problem applies in the following cases:</text:p>
      <text:list xml:id="list3450808245209371319" text:style-name="L7">
        <text:list-item>
          <text:p text:style-name="P17">TIBSQL: When assigning to the “AsString” property for a text blob parameter, no transliteration takes place. The user must ensure that the string has the correct code page for the text blob. For example, if the blob's character set is UTF8 then the string should use the CP_UTF8 code page.</text:p>
        </text:list-item>
        <text:list-item>
          <text:p text:style-name="P18">IBCustomDataSet descendents (including IBDataSet, IBQuery and IBTable). <text:span text:style-name="T9">When Stored Procedure is used in a select query, and the query results includes a text blob then the text blob will always have character set zero and a code page of CP_NONE. The user may need to set the string's code page to the actual code page where known.</text:span></text:p>
        </text:list-item>
        <text:list-item>
          <text:p text:style-name="P20">IBStoredProc: When text blob's are used as input of output parameters no transliteration takes place. For input parameters, t<text:span text:style-name="T8">he user must ensure that the string </text:span>assigned to the parameter<text:span text:style-name="T8"> has the correct code page for the text blob. </text:span>For output parameters, the text blob will always have character set zero and a code page of CP_NONE. The user may need to set the string's code page to the actual code page where known.</text:p>
        </text:list-item>
      </text:list>
      <text:p text:style-name="P21"><text:soft-page-break/>Apart from the above, when an IBCustomDataset descendent is used then a text blob read or updated via TIBMemoField should always have the correct code page set when read from the database and when a string is assigned to the field, transliteration should automatically take place if requi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Whyman</meta:initial-creator>
    <meta:creation-date>2016-02-12T12:10:01.845226813</meta:creation-date>
    <dc:date>2016-09-30T14:39:08.620039292</dc:date>
    <dc:creator>Tony Whyman</dc:creator>
    <meta:editing-duration>PT50M20S</meta:editing-duration>
    <meta:editing-cycles>11</meta:editing-cycles>
    <meta:generator>LibreOffice/4.2.8.2$Linux_X86_64 LibreOffice_project/420m0$Build-2</meta:generator>
    <meta:document-statistic meta:table-count="0" meta:image-count="0" meta:object-count="0" meta:page-count="4" meta:paragraph-count="54" meta:word-count="1293" meta:character-count="7791" meta:non-whitespace-character-count="6562"/>
  </office:meta>
</office:document-meta>
</file>